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33c1" officeooo:paragraph-rsid="001733c1"/>
    </style:style>
    <style:style style:name="P2" style:family="paragraph" style:parent-style-name="Standard">
      <style:paragraph-properties fo:text-align="justify" style:justify-single-word="false"/>
      <style:text-properties officeooo:rsid="001733c1" officeooo:paragraph-rsid="001733c1"/>
    </style:style>
    <style:style style:name="P3" style:family="paragraph" style:parent-style-name="Standard">
      <style:text-properties officeooo:rsid="001733c1" officeooo:paragraph-rsid="001722ce"/>
    </style:style>
    <style:style style:name="P4" style:family="paragraph" style:parent-style-name="Standard">
      <style:text-properties officeooo:rsid="0018c5cb" officeooo:paragraph-rsid="0018c5cb"/>
    </style:style>
    <style:style style:name="P5" style:family="paragraph" style:parent-style-name="Standard">
      <style:paragraph-properties fo:text-align="justify" style:justify-single-word="false"/>
      <style:text-properties officeooo:rsid="0018c5cb" officeooo:paragraph-rsid="001733c1"/>
    </style:style>
    <style:style style:name="P6" style:family="paragraph" style:parent-style-name="Standard">
      <style:paragraph-properties fo:text-align="justify" style:justify-single-word="false"/>
      <style:text-properties officeooo:rsid="0018c5cb" officeooo:paragraph-rsid="0018c5cb"/>
    </style:style>
    <style:style style:name="P7" style:family="paragraph" style:parent-style-name="Standard">
      <style:paragraph-properties fo:text-align="justify" style:justify-single-word="false"/>
      <style:text-properties officeooo:rsid="0018c5cb" officeooo:paragraph-rsid="00368c07"/>
    </style:style>
    <style:style style:name="P8" style:family="paragraph" style:parent-style-name="Standard">
      <style:text-properties officeooo:rsid="001a2456" officeooo:paragraph-rsid="001a2456"/>
    </style:style>
    <style:style style:name="P9" style:family="paragraph" style:parent-style-name="Standard">
      <style:paragraph-properties fo:text-align="justify" style:justify-single-word="false"/>
      <style:text-properties officeooo:rsid="001a2456" officeooo:paragraph-rsid="001a2456"/>
    </style:style>
    <style:style style:name="P10" style:family="paragraph" style:parent-style-name="Standard">
      <style:text-properties officeooo:rsid="001d7663" officeooo:paragraph-rsid="001d7663"/>
    </style:style>
    <style:style style:name="P11" style:family="paragraph" style:parent-style-name="Standard">
      <style:paragraph-properties fo:text-align="justify" style:justify-single-word="false"/>
      <style:text-properties officeooo:rsid="001d7663" officeooo:paragraph-rsid="001d7663"/>
    </style:style>
    <style:style style:name="P12" style:family="paragraph" style:parent-style-name="Standard">
      <style:text-properties officeooo:rsid="001f21a2" officeooo:paragraph-rsid="001f21a2"/>
    </style:style>
    <style:style style:name="P13" style:family="paragraph" style:parent-style-name="Standard">
      <style:paragraph-properties fo:text-align="justify" style:justify-single-word="false"/>
      <style:text-properties officeooo:rsid="001f21a2" officeooo:paragraph-rsid="001f21a2"/>
    </style:style>
    <style:style style:name="P14" style:family="paragraph" style:parent-style-name="Standard">
      <style:text-properties officeooo:rsid="00220f46" officeooo:paragraph-rsid="00220f46"/>
    </style:style>
    <style:style style:name="P15" style:family="paragraph" style:parent-style-name="Standard">
      <style:paragraph-properties fo:text-align="justify" style:justify-single-word="false"/>
      <style:text-properties officeooo:rsid="00220f46" officeooo:paragraph-rsid="00220f46"/>
    </style:style>
    <style:style style:name="P16" style:family="paragraph" style:parent-style-name="Standard">
      <style:text-properties officeooo:rsid="0023b47a" officeooo:paragraph-rsid="0023b47a"/>
    </style:style>
    <style:style style:name="P17" style:family="paragraph" style:parent-style-name="Standard">
      <style:paragraph-properties fo:text-align="justify" style:justify-single-word="false"/>
      <style:text-properties officeooo:rsid="0023b47a" officeooo:paragraph-rsid="0023b47a"/>
    </style:style>
    <style:style style:name="P18" style:family="paragraph" style:parent-style-name="Standard">
      <style:text-properties officeooo:rsid="0026bf67" officeooo:paragraph-rsid="0026bf67"/>
    </style:style>
    <style:style style:name="P19" style:family="paragraph" style:parent-style-name="Standard">
      <style:text-properties officeooo:rsid="0026bf67" officeooo:paragraph-rsid="002ddda3"/>
    </style:style>
    <style:style style:name="P20" style:family="paragraph" style:parent-style-name="Standard">
      <style:paragraph-properties fo:text-align="justify" style:justify-single-word="false"/>
      <style:text-properties officeooo:rsid="0026bf67" officeooo:paragraph-rsid="0026bf67"/>
    </style:style>
    <style:style style:name="P21" style:family="paragraph" style:parent-style-name="Standard">
      <style:paragraph-properties fo:text-align="justify" style:justify-single-word="false"/>
      <style:text-properties officeooo:rsid="0026bf67" officeooo:paragraph-rsid="002ddda3"/>
    </style:style>
    <style:style style:name="P22" style:family="paragraph" style:parent-style-name="Standard">
      <style:paragraph-properties fo:text-align="start" style:justify-single-word="false"/>
      <style:text-properties officeooo:rsid="0026bf67" officeooo:paragraph-rsid="0026bf67"/>
    </style:style>
    <style:style style:name="P23" style:family="paragraph" style:parent-style-name="Standard">
      <style:text-properties officeooo:rsid="0026d358" officeooo:paragraph-rsid="002ddda3"/>
    </style:style>
    <style:style style:name="P24" style:family="paragraph" style:parent-style-name="Standard">
      <style:paragraph-properties fo:text-align="justify" style:justify-single-word="false"/>
      <style:text-properties officeooo:rsid="0026d358" officeooo:paragraph-rsid="002ddda3"/>
    </style:style>
    <style:style style:name="P25" style:family="paragraph" style:parent-style-name="Standard">
      <style:text-properties officeooo:rsid="0028b40a" officeooo:paragraph-rsid="002ddda3"/>
    </style:style>
    <style:style style:name="P26" style:family="paragraph" style:parent-style-name="Standard">
      <style:text-properties officeooo:rsid="0028b40a" officeooo:paragraph-rsid="00330baf"/>
    </style:style>
    <style:style style:name="P27" style:family="paragraph" style:parent-style-name="Standard">
      <style:paragraph-properties fo:text-align="justify" style:justify-single-word="false"/>
      <style:text-properties officeooo:rsid="0028b40a" officeooo:paragraph-rsid="002ddda3"/>
    </style:style>
    <style:style style:name="P28" style:family="paragraph" style:parent-style-name="Standard">
      <style:text-properties officeooo:rsid="0029a9e1" officeooo:paragraph-rsid="002ddda3"/>
    </style:style>
    <style:style style:name="P29" style:family="paragraph" style:parent-style-name="Standard">
      <style:paragraph-properties fo:text-align="justify" style:justify-single-word="false"/>
      <style:text-properties officeooo:rsid="0029a9e1" officeooo:paragraph-rsid="002ddda3"/>
    </style:style>
    <style:style style:name="P30" style:family="paragraph" style:parent-style-name="Standard">
      <style:text-properties fo:font-size="18pt" fo:font-weight="bold" officeooo:rsid="002b1cda" officeooo:paragraph-rsid="002ddda3" style:font-size-asian="18pt" style:font-weight-asian="bold" style:font-size-complex="18pt" style:font-weight-complex="bold"/>
    </style:style>
    <style:style style:name="P31" style:family="paragraph" style:parent-style-name="Standard">
      <style:text-properties fo:font-size="18pt" fo:font-weight="bold" officeooo:rsid="002b1cda" officeooo:paragraph-rsid="002b1cda" style:font-size-asian="18pt" style:font-weight-asian="bold" style:font-size-complex="18pt" style:font-weight-complex="bold"/>
    </style:style>
    <style:style style:name="P32" style:family="paragraph" style:parent-style-name="Standard">
      <style:text-properties fo:font-size="18pt" fo:font-weight="bold" officeooo:rsid="002c09af" officeooo:paragraph-rsid="002c09af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8pt" fo:font-weight="bold" officeooo:rsid="003df55a" officeooo:paragraph-rsid="003df55a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8pt" officeooo:rsid="002a52a6" officeooo:paragraph-rsid="002a52a6" style:font-size-asian="18pt" style:font-size-complex="18pt"/>
    </style:style>
    <style:style style:name="P35" style:family="paragraph" style:parent-style-name="Standard">
      <style:paragraph-properties fo:text-align="justify" style:justify-single-word="false"/>
      <style:text-properties officeooo:rsid="00211253" officeooo:paragraph-rsid="00211253"/>
    </style:style>
    <style:style style:name="P36" style:family="paragraph" style:parent-style-name="Standard">
      <style:text-properties officeooo:rsid="0033549e" officeooo:paragraph-rsid="0033549e"/>
    </style:style>
    <style:style style:name="P37" style:family="paragraph" style:parent-style-name="Standard">
      <style:paragraph-properties fo:text-align="justify" style:justify-single-word="false"/>
      <style:text-properties officeooo:rsid="0033549e" officeooo:paragraph-rsid="0033549e"/>
    </style:style>
    <style:style style:name="P38" style:family="paragraph" style:parent-style-name="Standard">
      <style:text-properties officeooo:rsid="00337ed6" officeooo:paragraph-rsid="00337ed6"/>
    </style:style>
    <style:style style:name="P39" style:family="paragraph" style:parent-style-name="Standard">
      <style:paragraph-properties fo:text-align="justify" style:justify-single-word="false"/>
      <style:text-properties officeooo:rsid="00337ed6" officeooo:paragraph-rsid="00337ed6"/>
    </style:style>
    <style:style style:name="P40" style:family="paragraph" style:parent-style-name="Standard">
      <style:text-properties officeooo:paragraph-rsid="00337ed6"/>
    </style:style>
    <style:style style:name="P41" style:family="paragraph" style:parent-style-name="Standard">
      <style:text-properties officeooo:rsid="0033f838" officeooo:paragraph-rsid="0033f838"/>
    </style:style>
    <style:style style:name="P42" style:family="paragraph" style:parent-style-name="Standard">
      <style:text-properties officeooo:rsid="003496e8" officeooo:paragraph-rsid="003496e8"/>
    </style:style>
    <style:style style:name="P43" style:family="paragraph" style:parent-style-name="Standard">
      <style:paragraph-properties fo:text-align="justify" style:justify-single-word="false"/>
      <style:text-properties officeooo:rsid="002b1cda" officeooo:paragraph-rsid="002ddda3"/>
    </style:style>
    <style:style style:name="P44" style:family="paragraph" style:parent-style-name="Standard">
      <style:paragraph-properties fo:text-align="justify" style:justify-single-word="false"/>
      <style:text-properties fo:font-size="15pt" fo:font-style="italic" style:text-underline-style="none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5pt" fo:font-style="italic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5pt" fo:font-style="italic" fo:font-weight="bold" officeooo:rsid="001a2456" officeooo:paragraph-rsid="001a2456" style:font-size-asian="15pt" style:font-style-asian="italic" style:font-weight-asian="bold" style:font-size-complex="15pt" style:font-style-complex="italic" style:font-weight-complex="bold"/>
    </style:style>
    <style:style style:name="P47" style:family="paragraph" style:parent-style-name="Standard">
      <style:text-properties fo:font-size="15pt" fo:font-style="italic" fo:font-weight="bold" officeooo:rsid="001d7663" officeooo:paragraph-rsid="001d7663" style:font-size-asian="15pt" style:font-style-asian="italic" style:font-weight-asian="bold" style:font-size-complex="15pt" style:font-style-complex="italic" style:font-weight-complex="bold"/>
    </style:style>
    <style:style style:name="P48" style:family="paragraph" style:parent-style-name="Standard">
      <style:text-properties fo:font-size="15pt" fo:font-style="italic" fo:font-weight="bold" officeooo:rsid="001f21a2" officeooo:paragraph-rsid="001f21a2" style:font-size-asian="15pt" style:font-style-asian="italic" style:font-weight-asian="bold" style:font-size-complex="15pt" style:font-style-complex="italic" style:font-weight-complex="bold"/>
    </style:style>
    <style:style style:name="P49" style:family="paragraph" style:parent-style-name="Standard">
      <style:text-properties fo:font-size="15pt" fo:font-style="italic" fo:font-weight="bold" officeooo:rsid="00220f46" officeooo:paragraph-rsid="00220f46" style:font-size-asian="15pt" style:font-style-asian="italic" style:font-weight-asian="bold" style:font-size-complex="15pt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15pt" fo:font-style="italic" fo:font-weight="bold" officeooo:rsid="0023b47a" officeooo:paragraph-rsid="0023b47a" style:font-size-asian="15pt" style:font-style-asian="italic" style:font-weight-asian="bold" style:font-size-complex="15pt" style:font-style-complex="italic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ize="15pt" fo:font-style="italic" fo:font-weight="bold" officeooo:rsid="00337ed6" officeooo:paragraph-rsid="00337ed6" style:font-size-asian="15pt" style:font-style-asian="italic" style:font-weight-asian="bold" style:font-size-complex="15pt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tyle="italic" fo:font-weight="bold" officeooo:rsid="0029a9e1" officeooo:paragraph-rsid="002ddda3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54" style:family="paragraph" style:parent-style-name="Standard"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tyle="italic" fo:font-weight="bold" officeooo:rsid="0026bf67" officeooo:paragraph-rsid="002ddda3" style:font-style-asian="italic" style:font-weight-asian="bold" style:font-style-complex="italic" style:font-weight-complex="bold"/>
    </style:style>
    <style:style style:name="P56" style:family="paragraph" style:parent-style-name="Standard">
      <style:text-properties fo:color="#cc7832" style:font-name="Bitstream Vera Sans Mono" fo:font-size="9pt" fo:font-style="normal" fo:font-weight="normal" officeooo:rsid="0033f838" officeooo:paragraph-rsid="0033f838" style:font-size-asian="9pt" style:font-style-asian="normal" style:font-weight-asian="normal"/>
    </style:style>
    <style:style style:name="P57" style:family="paragraph" style:parent-style-name="Standard">
      <style:text-properties fo:color="#cc7832" style:font-name="Bitstream Vera Sans Mono" fo:font-size="9pt" fo:font-style="normal" fo:font-weight="bold" officeooo:rsid="0033549e" officeooo:paragraph-rsid="00337ed6" style:font-size-asian="9pt" style:font-style-asian="normal" style:font-weight-asian="bold"/>
    </style:style>
    <style:style style:name="P58" style:family="paragraph" style:parent-style-name="Standard">
      <style:paragraph-properties fo:text-align="justify" style:justify-single-word="false"/>
      <style:text-properties officeooo:rsid="003b09b9" officeooo:paragraph-rsid="003b09b9"/>
    </style:style>
    <style:style style:name="P59" style:family="paragraph" style:parent-style-name="Standard">
      <style:text-properties officeooo:rsid="001722ce" officeooo:paragraph-rsid="001722ce"/>
    </style:style>
    <style:style style:name="P60" style:family="paragraph" style:parent-style-name="Standard">
      <style:text-properties fo:font-size="10pt" officeooo:rsid="001722ce" officeooo:paragraph-rsid="001722ce" style:font-size-asian="10pt" style:font-size-complex="10pt"/>
    </style:style>
    <style:style style:name="P61" style:family="paragraph" style:parent-style-name="Standard">
      <style:paragraph-properties fo:margin-top="0in" fo:margin-bottom="0in" loext:contextual-spacing="false"/>
      <style:text-properties officeooo:rsid="001722ce" officeooo:paragraph-rsid="001722ce"/>
    </style:style>
    <style:style style:name="P62" style:family="paragraph" style:parent-style-name="Standard" style:list-style-name="L1">
      <style:paragraph-properties fo:text-align="justify" style:justify-single-word="false"/>
      <style:text-properties officeooo:rsid="0018c5cb" officeooo:paragraph-rsid="0018c5cb"/>
    </style:style>
    <style:style style:name="P63" style:family="paragraph" style:parent-style-name="Standard" style:list-style-name="L2">
      <style:paragraph-properties fo:text-align="justify" style:justify-single-word="false"/>
      <style:text-properties officeooo:rsid="0018c5cb" officeooo:paragraph-rsid="0018c5cb"/>
    </style:style>
    <style:style style:name="P64" style:family="paragraph" style:parent-style-name="Standard">
      <style:paragraph-properties fo:text-align="justify" style:justify-single-word="false"/>
      <style:text-properties officeooo:rsid="0018c5cb" officeooo:paragraph-rsid="0018c5cb"/>
    </style:style>
    <style:style style:name="P65" style:family="paragraph" style:parent-style-name="Standard">
      <style:text-properties officeooo:rsid="0018c5cb" officeooo:paragraph-rsid="0018c5cb"/>
    </style:style>
    <style:style style:name="P66" style:family="paragraph" style:parent-style-name="Standard" style:list-style-name="L2">
      <style:paragraph-properties fo:text-align="justify" style:justify-single-word="false"/>
      <style:text-properties officeooo:rsid="001a2456" officeooo:paragraph-rsid="001a2456"/>
    </style:style>
    <style:style style:name="P67" style:family="paragraph" style:parent-style-name="Standard" style:list-style-name="L3">
      <style:paragraph-properties fo:text-align="justify" style:justify-single-word="false"/>
      <style:text-properties officeooo:rsid="001a2456" officeooo:paragraph-rsid="001a2456"/>
    </style:style>
    <style:style style:name="P68" style:family="paragraph" style:parent-style-name="Standard">
      <style:text-properties officeooo:rsid="001a2456" officeooo:paragraph-rsid="001a2456"/>
    </style:style>
    <style:style style:name="P69" style:family="paragraph" style:parent-style-name="Standard" style:list-style-name="L4">
      <style:paragraph-properties fo:text-align="justify" style:justify-single-word="false"/>
      <style:text-properties officeooo:rsid="001d7663" officeooo:paragraph-rsid="001d7663"/>
    </style:style>
    <style:style style:name="P70" style:family="paragraph" style:parent-style-name="Standard">
      <style:text-properties officeooo:rsid="001d7663" officeooo:paragraph-rsid="0031ad7c"/>
    </style:style>
    <style:style style:name="P71" style:family="paragraph" style:parent-style-name="Standard">
      <style:text-properties officeooo:rsid="001d7663" officeooo:paragraph-rsid="004abedc"/>
    </style:style>
    <style:style style:name="P72" style:family="paragraph" style:parent-style-name="Standard" style:list-style-name="L5">
      <style:paragraph-properties fo:text-align="justify" style:justify-single-word="false"/>
      <style:text-properties officeooo:rsid="001f21a2" officeooo:paragraph-rsid="001f21a2"/>
    </style:style>
    <style:style style:name="P73" style:family="paragraph" style:parent-style-name="Standard" style:list-style-name="L6">
      <style:paragraph-properties fo:text-align="justify" style:justify-single-word="false"/>
      <style:text-properties officeooo:rsid="001f21a2" officeooo:paragraph-rsid="001f21a2"/>
    </style:style>
    <style:style style:name="P74" style:family="paragraph" style:parent-style-name="Standard" style:list-style-name="L6">
      <style:paragraph-properties fo:text-align="justify" style:justify-single-word="false"/>
      <style:text-properties officeooo:rsid="001f21a2" officeooo:paragraph-rsid="00211253"/>
    </style:style>
    <style:style style:name="P75" style:family="paragraph" style:parent-style-name="Standard">
      <style:paragraph-properties fo:text-align="justify" style:justify-single-word="false"/>
      <style:text-properties officeooo:rsid="001f21a2" officeooo:paragraph-rsid="001f21a2"/>
    </style:style>
    <style:style style:name="P76" style:family="paragraph" style:parent-style-name="Standard">
      <style:text-properties officeooo:rsid="001f21a2" officeooo:paragraph-rsid="001f21a2"/>
    </style:style>
    <style:style style:name="P77" style:family="paragraph" style:parent-style-name="Standard">
      <style:text-properties officeooo:rsid="001f21a2" officeooo:paragraph-rsid="0031ad7c"/>
    </style:style>
    <style:style style:name="P78" style:family="paragraph" style:parent-style-name="Standard" style:list-style-name="L6">
      <style:paragraph-properties fo:text-align="justify" style:justify-single-word="false"/>
      <style:text-properties officeooo:rsid="00211253" officeooo:paragraph-rsid="00211253"/>
    </style:style>
    <style:style style:name="P79" style:family="paragraph" style:parent-style-name="Standard" style:list-style-name="L7">
      <style:text-properties officeooo:rsid="0033f838" officeooo:paragraph-rsid="0033f838"/>
    </style:style>
    <style:style style:name="P80" style:family="paragraph" style:parent-style-name="Standard">
      <style:text-properties officeooo:rsid="0033f838" officeooo:paragraph-rsid="0033f838"/>
    </style:style>
    <style:style style:name="P81" style:family="paragraph" style:parent-style-name="Standard" style:list-style-name="L8">
      <style:text-properties officeooo:rsid="00220f46" officeooo:paragraph-rsid="00220f46"/>
    </style:style>
    <style:style style:name="P82" style:family="paragraph" style:parent-style-name="Standard" style:list-style-name="L9">
      <style:paragraph-properties fo:text-align="justify" style:justify-single-word="false"/>
      <style:text-properties officeooo:rsid="00220f46" officeooo:paragraph-rsid="00220f46"/>
    </style:style>
    <style:style style:name="P83" style:family="paragraph" style:parent-style-name="Standard">
      <style:text-properties officeooo:rsid="00220f46" officeooo:paragraph-rsid="00220f46"/>
    </style:style>
    <style:style style:name="P84" style:family="paragraph" style:parent-style-name="Standard">
      <style:text-properties officeooo:rsid="00220f46" officeooo:paragraph-rsid="0031ad7c"/>
    </style:style>
    <style:style style:name="P85" style:family="paragraph" style:parent-style-name="Standard">
      <style:text-properties officeooo:rsid="00220f46" officeooo:paragraph-rsid="004e366f"/>
    </style:style>
    <style:style style:name="P86" style:family="paragraph" style:parent-style-name="Standard" style:list-style-name="L10">
      <style:paragraph-properties fo:text-align="justify" style:justify-single-word="false"/>
      <style:text-properties officeooo:rsid="0033549e" officeooo:paragraph-rsid="0033549e"/>
    </style:style>
    <style:style style:name="P87" style:family="paragraph" style:parent-style-name="Standard" style:list-style-name="L11">
      <style:paragraph-properties fo:text-align="justify" style:justify-single-word="false"/>
      <style:text-properties officeooo:rsid="0033549e" officeooo:paragraph-rsid="0033549e"/>
    </style:style>
    <style:style style:name="P88" style:family="paragraph" style:parent-style-name="Standard">
      <style:text-properties officeooo:rsid="0033549e" officeooo:paragraph-rsid="0033549e"/>
    </style:style>
    <style:style style:name="P89" style:family="paragraph" style:parent-style-name="Standard" style:list-style-name="L12">
      <style:paragraph-properties fo:text-align="justify" style:justify-single-word="false"/>
      <style:text-properties officeooo:rsid="00337ed6" officeooo:paragraph-rsid="00337ed6"/>
    </style:style>
    <style:style style:name="P90" style:family="paragraph" style:parent-style-name="Standard" style:list-style-name="L13">
      <style:paragraph-properties fo:text-align="justify" style:justify-single-word="false"/>
      <style:text-properties officeooo:rsid="00337ed6" officeooo:paragraph-rsid="00337ed6"/>
    </style:style>
    <style:style style:name="P91" style:family="paragraph" style:parent-style-name="Standard">
      <style:paragraph-properties fo:text-align="start" style:justify-single-word="false"/>
      <style:text-properties officeooo:rsid="0026bf67" officeooo:paragraph-rsid="0026bf67"/>
    </style:style>
    <style:style style:name="P92" style:family="paragraph" style:parent-style-name="Standard">
      <style:text-properties fo:font-size="18pt" fo:font-weight="bold" officeooo:rsid="002c09af" officeooo:paragraph-rsid="002c09af" style:font-size-asian="18pt" style:font-weight-asian="bold" style:font-size-complex="18pt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size="15pt" fo:font-style="italic" fo:font-weight="bold" officeooo:rsid="001a2456" officeooo:paragraph-rsid="001a2456" style:font-size-asian="15pt" style:font-style-asian="italic" style:font-weight-asian="bold" style:font-size-complex="15pt" style:font-style-complex="italic" style:font-weight-complex="bold"/>
    </style:style>
    <style:style style:name="P94" style:family="paragraph" style:parent-style-name="Standard">
      <style:text-properties fo:font-size="15pt" fo:font-style="italic" fo:font-weight="bold" officeooo:rsid="00220f46" officeooo:paragraph-rsid="00220f46" style:font-size-asian="15pt" style:font-style-asian="italic" style:font-weight-asian="bold" style:font-size-complex="15pt" style:font-style-complex="italic" style:font-weight-complex="bold"/>
    </style:style>
    <style:style style:name="P95" style:family="paragraph" style:parent-style-name="Standard" style:list-style-name="L4">
      <style:paragraph-properties fo:text-align="justify" style:justify-single-word="false"/>
      <style:text-properties fo:font-weight="bold" officeooo:rsid="004abedc" officeooo:paragraph-rsid="004abedc" style:font-weight-asian="bold" style:font-weight-complex="bold"/>
    </style:style>
    <style:style style:name="P96" style:family="paragraph" style:parent-style-name="Standard">
      <style:text-properties fo:font-style="italic" fo:font-weight="bold" officeooo:rsid="001f21a2" officeooo:paragraph-rsid="001f21a2" style:font-style-asian="italic" style:font-weight-asian="bold" style:font-style-complex="italic" style:font-weight-complex="bold"/>
    </style:style>
    <style:style style:name="P97" style:family="paragraph" style:parent-style-name="Standard" style:list-style-name="L7">
      <style:text-properties officeooo:rsid="004d1aaa" officeooo:paragraph-rsid="004d1aaa"/>
    </style:style>
    <style:style style:name="T1" style:family="text">
      <style:text-properties fo:color="#cc7832" style:font-name="Bitstream Vera Sans Mono" fo:font-size="9pt" fo:font-style="normal" fo:font-weight="bold" style:font-size-asian="9pt" style:font-style-asian="normal" style:font-weight-asian="bold"/>
    </style:style>
    <style:style style:name="T2" style:family="text">
      <style:text-properties fo:color="#cc7832" style:font-name="Bitstream Vera Sans Mono" fo:font-size="9pt" fo:font-style="normal" fo:font-weight="bold" officeooo:rsid="0033549e" style:font-size-asian="9pt" style:font-style-asian="normal" style:font-weight-asian="bold"/>
    </style:style>
    <style:style style:name="T3" style:family="text">
      <style:text-properties fo:color="#cc7832" style:font-name="Bitstream Vera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cc7832" style:font-name="Bitstream Vera Sans Mono" fo:font-size="9pt" fo:font-style="normal" fo:font-weight="normal" officeooo:rsid="0033549e" style:font-size-asian="9pt" style:font-style-asian="normal" style:font-weight-asian="normal"/>
    </style:style>
    <style:style style:name="T5" style:family="text">
      <style:text-properties fo:color="#cc7832" style:font-name="Bitstream Vera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a9b7c6" style:font-name="Bitstream Vera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a9b7c6" style:font-name="Bitstream Vera Sans Mono" fo:font-size="9pt" fo:font-style="normal" fo:font-weight="normal" officeooo:rsid="0031ad7c" style:font-size-asian="9pt" style:font-style-asian="normal" style:font-weight-asian="normal"/>
    </style:style>
    <style:style style:name="T8" style:family="text">
      <style:text-properties fo:color="#a9b7c6" style:font-name="Bitstream Vera Sans Mono" fo:font-size="9pt" fo:font-style="normal" fo:font-weight="normal" officeooo:rsid="0033549e" style:font-size-asian="9pt" style:font-style-asian="normal" style:font-weight-asian="normal"/>
    </style:style>
    <style:style style:name="T9" style:family="text">
      <style:text-properties fo:color="#a9b7c6" style:font-name="Bitstream Vera Sa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9876aa" style:font-name="Bitstream Vera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9876aa" style:font-name="Bitstream Vera Sans Mono" fo:font-size="9pt" fo:font-style="normal" fo:font-weight="normal" officeooo:rsid="0033549e" style:font-size-asian="9pt" style:font-style-asian="normal" style:font-weight-asian="normal"/>
    </style:style>
    <style:style style:name="T12" style:family="text">
      <style:text-properties fo:color="#9876aa" style:font-name="Bitstream Vera Sans Mono" fo:font-size="9pt" fo:font-style="normal" fo:font-weight="normal" style:font-size-asian="9pt" style:font-style-asian="normal" style:font-weight-asian="normal"/>
    </style:style>
    <style:style style:name="T13" style:family="text">
      <style:text-properties fo:color="#9876aa" style:font-name="Bitstream Vera Sans Mono" fo:font-size="9pt" fo:font-style="normal" fo:font-weight="bold" style:font-size-asian="9pt" style:font-style-asian="normal" style:font-weight-asian="bold"/>
    </style:style>
    <style:style style:name="T14" style:family="text">
      <style:text-properties fo:color="#9876aa" style:font-name="Bitstream Vera Sans Mono" fo:font-size="9pt" fo:font-style="normal" fo:font-weight="bold" officeooo:rsid="0033549e" style:font-size-asian="9pt" style:font-style-asian="normal" style:font-weight-asian="bold"/>
    </style:style>
    <style:style style:name="T15" style:family="text">
      <style:text-properties fo:color="#6897bb" style:font-name="Bitstream Vera Sans Mono" fo:font-size="9pt" fo:font-style="normal" fo:font-weight="normal" style:font-size-asian="9pt" style:font-style-asian="normal" style:font-weight-asian="normal"/>
    </style:style>
    <style:style style:name="T16" style:family="text">
      <style:text-properties fo:color="#6897bb" style:font-name="Bitstream Vera Sans Mono" fo:font-size="9pt" fo:font-style="normal" fo:font-weight="normal" style:font-size-asian="9pt" style:font-style-asian="normal" style:font-weight-asian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abedc" style:font-weight-asian="bold" style:font-weight-complex="bold"/>
    </style:style>
    <style:style style:name="T19" style:family="text">
      <style:text-properties fo:font-weight="bold" officeooo:rsid="004d1aaa" style:font-weight-asian="bold" style:font-weight-complex="bold"/>
    </style:style>
    <style:style style:name="T20" style:family="text">
      <style:text-properties fo:font-weight="bold" officeooo:rsid="0050fd94" style:font-weight-asian="bold" style:font-weight-complex="bold"/>
    </style:style>
    <style:style style:name="T21" style:family="text">
      <style:text-properties officeooo:rsid="001a2456"/>
    </style:style>
    <style:style style:name="T22" style:family="text">
      <style:text-properties officeooo:rsid="001be19b"/>
    </style:style>
    <style:style style:name="T23" style:family="text">
      <style:text-properties officeooo:rsid="00211253"/>
    </style:style>
    <style:style style:name="T24" style:family="text">
      <style:text-properties officeooo:rsid="00220f46"/>
    </style:style>
    <style:style style:name="T25" style:family="text">
      <style:text-properties fo:color="#6a8759" style:font-name="Bitstream Vera Sans Mono" fo:font-size="9pt" fo:font-style="normal" fo:font-weight="normal" style:font-size-asian="9pt" style:font-style-asian="normal" style:font-weight-asian="normal"/>
    </style:style>
    <style:style style:name="T26" style:family="text">
      <style:text-properties fo:color="#6a8759" style:font-name="Bitstream Vera Sans Mono" fo:font-size="9pt" fo:font-style="normal" fo:font-weight="normal" style:font-size-asian="9pt" style:font-style-asian="normal" style:font-weight-asian="normal"/>
    </style:style>
    <style:style style:name="T27" style:family="text">
      <style:text-properties officeooo:rsid="0023b47a"/>
    </style:style>
    <style:style style:name="T28" style:family="text">
      <style:text-properties officeooo:rsid="0026bf67"/>
    </style:style>
    <style:style style:name="T29" style:family="text">
      <style:text-properties officeooo:rsid="0029a9e1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916fe" style:font-style-asian="italic" style:font-style-complex="italic"/>
    </style:style>
    <style:style style:name="T32" style:family="text">
      <style:text-properties fo:font-style="italic" officeooo:rsid="0050fd94" style:font-style-asian="italic" style:font-style-complex="italic"/>
    </style:style>
    <style:style style:name="T33" style:family="text">
      <style:text-properties officeooo:rsid="002ddda3"/>
    </style:style>
    <style:style style:name="T34" style:family="text">
      <style:text-properties officeooo:rsid="0030c1b2"/>
    </style:style>
    <style:style style:name="T35" style:family="text">
      <style:text-properties officeooo:rsid="00330baf"/>
    </style:style>
    <style:style style:name="T36" style:family="text">
      <style:text-properties officeooo:rsid="0033549e"/>
    </style:style>
    <style:style style:name="T37" style:family="text">
      <style:text-properties fo:color="#ffc66d" style:font-name="Bitstream Vera Sans Mono" fo:font-size="9pt" fo:font-style="italic" fo:font-weight="normal" style:font-size-asian="9pt" style:font-style-asian="italic" style:font-weight-asian="normal"/>
    </style:style>
    <style:style style:name="T38" style:family="text">
      <style:text-properties fo:color="#ffc66d" style:font-name="Bitstream Vera Sans Mono" fo:font-size="9pt" fo:font-style="italic" fo:font-weight="normal" style:font-size-asian="9pt" style:font-style-asian="italic" style:font-weight-asian="normal"/>
    </style:style>
    <style:style style:name="T39" style:family="text">
      <style:text-properties officeooo:rsid="00337ed6"/>
    </style:style>
    <style:style style:name="T40" style:family="text">
      <style:text-properties officeooo:rsid="0033f838"/>
    </style:style>
    <style:style style:name="T41" style:family="text">
      <style:text-properties officeooo:rsid="0034fa23"/>
    </style:style>
    <style:style style:name="T42" style:family="text">
      <style:text-properties officeooo:rsid="00368c07"/>
    </style:style>
    <style:style style:name="T43" style:family="text">
      <style:text-properties officeooo:rsid="00376a65"/>
    </style:style>
    <style:style style:name="T44" style:family="text">
      <style:text-properties officeooo:rsid="003a428f"/>
    </style:style>
    <style:style style:name="T45" style:family="text">
      <style:text-properties officeooo:rsid="003b09b9"/>
    </style:style>
    <style:style style:name="T46" style:family="text">
      <style:text-properties officeooo:rsid="003bafe4"/>
    </style:style>
    <style:style style:name="T47" style:family="text">
      <style:text-properties officeooo:rsid="003cbe58"/>
    </style:style>
    <style:style style:name="T48" style:family="text">
      <style:text-properties officeooo:rsid="0044418a"/>
    </style:style>
    <style:style style:name="T49" style:family="text">
      <style:text-properties officeooo:rsid="004916fe"/>
    </style:style>
    <style:style style:name="T50" style:family="text">
      <style:text-properties officeooo:rsid="004abedc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4bf153" style:font-weight-asian="normal" style:font-weight-complex="normal"/>
    </style:style>
    <style:style style:name="T53" style:family="text">
      <style:text-properties officeooo:rsid="004bf153"/>
    </style:style>
    <style:style style:name="T54" style:family="text">
      <style:text-properties officeooo:rsid="004d1aaa"/>
    </style:style>
    <style:style style:name="T55" style:family="text">
      <style:text-properties officeooo:rsid="004e366f"/>
    </style:style>
    <style:style style:name="T56" style:family="text">
      <style:text-properties officeooo:rsid="0050fd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Andrea Ranalli<text:tab/><text:tab/> <text:s text:c="88"/>Matricola 916693</text:p>
      <text:p text:style-name="P60"/>
      <text:p text:style-name="P59"/>
      <text:p text:style-name="P34">Documentazione tecnica</text:p>
      <text:p text:style-name="P3"/>
      <text:p text:style-name="P3"/>
      <text:p text:style-name="P2">L’obbiettivo di questo progetto è la realizzazione di un’applicazione web che gestisc<text:span text:style-name="T22">a </text:span>una base di dati relativi a match sportivi di squadre di calcio.</text:p>
      <text:p text:style-name="P2"/>
      <text:p text:style-name="P58">Ho scelto <text:span text:style-name="T46">P</text:span>ostgre<text:span text:style-name="T46">SQL</text:span> come database, perché consente la creazione di domini (tipi di variabili) che semplificano sensibilmente il processo di creazione delle tabelle. <text:span text:style-name="T47">Ho utilizzato Lappstack, un bundle di applicazioni offerto gratuitamente da Bitnami, che comprende appunto PostgreSQL e Apache Web Server, che viene utilizzato per lo hosting le pagine web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<text:soft-page-break/>Domini</text:p>
      <text:p text:style-name="P18"/>
      <text:p text:style-name="P20">Prima <text:span text:style-name="T48">dell</text:span>e tabelle, <text:span text:style-name="T49">è opportuno</text:span> creare i domini.</text:p>
      <text:p text:style-name="P20"/>
      <text:p text:style-name="P20">Codice per la creazione d<text:span text:style-name="T49">el dominio</text:span> <text:span text:style-name="T31">bet_domain</text:span>:</text:p>
      <text:p text:style-name="P22"/>
      <text:p text:style-name="P22"><text:span text:style-name="T3">create domain </text:span><text:span text:style-name="T6">bet_domain </text:span><text:span text:style-name="T3">as</text:span><text:line-break/><text:span text:style-name="T3"> <text:s text:c="3"/>char</text:span><text:span text:style-name="T6">(</text:span><text:span text:style-name="T15">1</text:span><text:span text:style-name="T6">) </text:span><text:span text:style-name="T3">not null check </text:span><text:span text:style-name="T6">( </text:span><text:span text:style-name="T3">value in</text:span><text:span text:style-name="T6">(</text:span><text:span text:style-name="T25">'a'</text:span><text:span text:style-name="T3">,</text:span><text:span text:style-name="T25">'h'</text:span><text:span text:style-name="T3">,</text:span><text:span text:style-name="T25">'d'</text:span><text:span text:style-name="T6">) )</text:span><text:span text:style-name="T3">;</text:span></text:p>
      <text:p text:style-name="P22"><text:span text:style-name="T3"/></text:p>
      <text:p text:style-name="P22"/>
      <text:p text:style-name="P20"><text:span text:style-name="T31">bet_domain</text:span> è u<text:span text:style-name="T43">n carattere</text:span> non null<text:span text:style-name="T43">o</text:span> il cui valore può essere solo ‘<text:span text:style-name="T49">a’ (away)</text:span>, ‘<text:span text:style-name="T49">h’ (home) o</text:span> ‘<text:span text:style-name="T50">d’ (draw)</text:span>. In questo modo <text:span text:style-name="T43">risparmiamo spazio ed</text:span> impediamo errori di inserimento nel database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Tabelle</text:p>
      <text:p text:style-name="P1"/>
      <text:p text:style-name="P2">Il database <text:span text:style-name="T28">è</text:span> costituito dalle seguenti tabelle:</text:p>
      <text:p text:style-name="P5"/>
      <text:p text:style-name="P44">- country</text:p>
      <text:p text:style-name="P6"/>
      <text:p text:style-name="P9">Contiene dati re<text:span text:style-name="T33">la</text:span>tivi ad una nazione</text:p>
      <text:p text:style-name="P6"/>
      <text:p text:style-name="P6">Codice sql per la realizzazione:</text:p>
      <text:p text:style-name="P6"/>
      <text:p text:style-name="P4"><text:span text:style-name="T3">create table </text:span><text:span text:style-name="T6">country(</text:span><text:line-break/><text:span text:style-name="T6"> <text:s/></text:span><text:span text:style-name="T10">id </text:span><text:span text:style-name="T3">serial primary key not null ,</text:span><text:line-break/><text:span text:style-name="T3"> <text:s/></text:span><text:span text:style-name="T10">name </text:span><text:span text:style-name="T3">varchar</text:span><text:span text:style-name="T6">(</text:span><text:span text:style-name="T15">100</text:span><text:span text:style-name="T6">) </text:span><text:span text:style-name="T3">not null unique</text:span><text:line-break/><text:span text:style-name="T6">)</text:span><text:span text:style-name="T3">;</text:span></text:p>
      <text:p text:style-name="P4"><text:span text:style-name="T3"/></text:p>
      <text:p text:style-name="P4"/>
      <text:p text:style-name="P7"><text:span text:style-name="T42">Contiene i seguenti campi</text:span>:</text:p>
      <text:list xml:id="list289612667" text:style-name="L1">
        <text:list-item>
          <text:p text:style-name="P62"><text:span text:style-name="T18">id</text:span><text:span text:style-name="T17">:</text:span> <text:span text:style-name="T50">variabile di tipo serial</text:span> usato come chiave primaria.</text:p>
        </text:list-item>
        <text:list-item>
          <text:p text:style-name="P62"><text:span text:style-name="T17">name:</text:span> una stringa di lunghezza variabile (massimo 100 caratteri) che invece contiene il nome dello stato.</text:p>
        </text:list-item>
      </text:list>
      <text:p text:style-name="P6"/>
      <text:p text:style-name="P45"><text:span text:style-name="T34">- l</text:span>eague</text:p>
      <text:p text:style-name="P6"/>
      <text:p text:style-name="P9">Contiene dati relativi ad una lega</text:p>
      <text:p text:style-name="P6"/>
      <text:p text:style-name="P6">Codice sql per la realizzazione:</text:p>
      <text:p text:style-name="P6"/>
      <text:p text:style-name="P4"><text:span text:style-name="T1">create table </text:span><text:span text:style-name="T6">league(</text:span><text:line-break/><text:span text:style-name="T6"><text:tab/></text:span><text:span text:style-name="T10">id </text:span><text:span text:style-name="T1">serial primary key not null </text:span><text:span text:style-name="T3">,</text:span><text:line-break/><text:span text:style-name="T3"> <text:s text:c="6"/></text:span><text:span text:style-name="T13">name </text:span><text:span text:style-name="T1">varchar</text:span><text:span text:style-name="T6">(</text:span><text:span text:style-name="T15">100</text:span><text:span text:style-name="T6">) </text:span><text:span text:style-name="T1">not null unique</text:span><text:line-break/><text:span text:style-name="T6">)</text:span><text:span text:style-name="T3">;</text:span></text:p>
      <text:p text:style-name="P4"/>
      <text:p text:style-name="P4"/>
      <text:p text:style-name="P6"><text:span text:style-name="T42">Contiene i seguenti campi</text:span>:</text:p>
      <text:list xml:id="list118481974" text:style-name="L2">
        <text:list-item>
          <text:p text:style-name="P63"><text:span text:style-name="T17">id</text:span>: una variabile di tipo serial <text:span text:style-name="T21">utilizzato come chiave primaria. Il tipo serial consente di generare automaticamente numeri interi unici.</text:span></text:p>
        </text:list-item>
        <text:list-item>
          <text:p text:style-name="P66"><text:span text:style-name="T17">name</text:span>: una stringa di lunghezza variabile (massimo 100 caratteri) che contiene il nome della lega vera e propria.</text:p>
        </text:list-item>
      </text:list>
      <text:p text:style-name="P9"/>
      <text:p text:style-name="P9"/>
      <text:p text:style-name="P9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text:span text:style-name="T34">- t</text:span>eam</text:p>
      <text:p text:style-name="P9"/>
      <text:p text:style-name="P9">Contiene dati relativi ad una squadra di calcio</text:p>
      <text:p text:style-name="P9"/>
      <text:p text:style-name="P9">Codice sql per la realizzazione:</text:p>
      <text:p text:style-name="P8"/>
      <text:p text:style-name="P8"><text:span text:style-name="T1">create table </text:span><text:span text:style-name="T6">team(</text:span><text:line-break/><text:span text:style-name="T6"><text:tab/></text:span><text:span text:style-name="T10">id </text:span><text:span text:style-name="T1">serial primary key not null </text:span><text:span text:style-name="T3">,</text:span><text:line-break/><text:span text:style-name="T3"> <text:s text:c="6"/></text:span><text:span text:style-name="T10">short_name </text:span><text:span text:style-name="T1">char</text:span><text:span text:style-name="T6">(</text:span><text:span text:style-name="T15">3</text:span><text:span text:style-name="T6">) </text:span><text:span text:style-name="T1">not null </text:span><text:span text:style-name="T3">,</text:span><text:line-break/><text:span text:style-name="T3"> <text:s text:c="6"/></text:span><text:span text:style-name="T10">long_name </text:span><text:span text:style-name="T1">varchar</text:span><text:span text:style-name="T6">(</text:span><text:span text:style-name="T15">100</text:span><text:span text:style-name="T6">) </text:span><text:span text:style-name="T1">not null</text:span><text:line-break/><text:span text:style-name="T6">)</text:span><text:span text:style-name="T3">;</text:span></text:p>
      <text:p text:style-name="P8"/>
      <text:p text:style-name="P8"/>
      <text:p text:style-name="P9">Questa tabella contiene 3 attributi:</text:p>
      <text:list xml:id="list1132328422" text:style-name="L3">
        <text:list-item>
          <text:p text:style-name="P67"><text:span text:style-name="T17">id</text:span>: variabile di tipo serial utilizzata come chiave primaria</text:p>
        </text:list-item>
        <text:list-item>
          <text:p text:style-name="P67"><text:span text:style-name="T17">short_name</text:span>: stringa di lunghezza fissa di 3 caratteri che contiene il nome accorciato della squadra</text:p>
        </text:list-item>
        <text:list-item>
          <text:p text:style-name="P67"><text:span text:style-name="T17">long_name</text:span>: stringa di lunghezza variabile (massimo 100 carateri) che contiene il nome esteso della squadra</text:p>
        </text:list-item>
      </text:list>
      <text:p text:style-name="P8"/>
      <text:p text:style-name="P8"/>
      <text:p text:style-name="P8"/>
      <text:p text:style-name="P47"><text:span text:style-name="T34">- u</text:span>sers</text:p>
      <text:p text:style-name="P10"/>
      <text:p text:style-name="P10">Contiene dati relativi agli utenti che operano sulla piattaforma.</text:p>
      <text:p text:style-name="P10"/>
      <text:p text:style-name="P10">Codice per la realizzazione:</text:p>
      <text:p text:style-name="P10"/>
      <text:p text:style-name="P71"><text:span text:style-name="T3">create table </text:span><text:span text:style-name="T6">users(</text:span><text:line-break/><text:span text:style-name="T6"> <text:s/></text:span><text:span text:style-name="T10">id </text:span><text:span text:style-name="T3">serial not null primary key ,</text:span><text:line-break/><text:span text:style-name="T3"> <text:s/></text:span><text:span text:style-name="T10">username </text:span><text:span text:style-name="T3">varchar</text:span><text:span text:style-name="T6">(</text:span><text:span text:style-name="T15">100</text:span><text:span text:style-name="T6">) </text:span><text:span text:style-name="T3">not null unique ,</text:span><text:line-break/><text:span text:style-name="T3"> <text:s/></text:span><text:span text:style-name="T10">password </text:span><text:span text:style-name="T3">char</text:span><text:span text:style-name="T6">(</text:span><text:span text:style-name="T15">128</text:span><text:span text:style-name="T6">) </text:span><text:span text:style-name="T3">not null,</text:span><text:line-break/><text:span text:style-name="T3"> <text:s/></text:span><text:span text:style-name="T10">salt </text:span><text:span text:style-name="T3">char</text:span><text:span text:style-name="T6">(</text:span><text:span text:style-name="T15">128</text:span><text:span text:style-name="T6">) </text:span><text:span text:style-name="T3">not null,</text:span><text:line-break/><text:span text:style-name="T3"> <text:s/></text:span><text:span text:style-name="T10">level </text:span><text:span text:style-name="T3">smallint not null default </text:span><text:span text:style-name="T15">2</text:span><text:span text:style-name="T3">,</text:span><text:line-break/><text:span text:style-name="T3"> <text:s/></text:span><text:span text:style-name="T10">bet_society_id </text:span><text:span text:style-name="T3">int references </text:span><text:span text:style-name="T6">bet_society(</text:span><text:span text:style-name="T10">id</text:span><text:span text:style-name="T6">) </text:span><text:span text:style-name="T3">on update cascade on delete no action <text:tab/><text:tab/><text:tab/> <text:s text:c="3"/>default null,</text:span></text:p>
      <text:p text:style-name="P71"><text:line-break/><text:span text:style-name="T3"> <text:s/>check </text:span><text:span text:style-name="T6">( </text:span><text:span text:style-name="T10">level </text:span><text:span text:style-name="T3">between </text:span><text:span text:style-name="T15">0 </text:span><text:span text:style-name="T3">and </text:span><text:span text:style-name="T15">2</text:span><text:span text:style-name="T6">)</text:span><text:line-break/><text:span text:style-name="T6">)</text:span><text:span text:style-name="T3">;</text:span></text:p>
      <text:p text:style-name="P70"><text:span text:style-name="T3"/></text:p>
      <text:p text:style-name="P10"/>
      <text:p text:style-name="P10"/>
      <text:p text:style-name="P11"><text:span text:style-name="T44">C</text:span>ontiene i seguenti campi:</text:p>
      <text:p text:style-name="P11"/>
      <text:list xml:id="list1982750060" text:style-name="L4">
        <text:list-item>
          <text:p text:style-name="P69"><text:span text:style-name="T17">id</text:span>: dato di tipo serial utilizzato come chiave primaria</text:p>
        </text:list-item>
        <text:list-item>
          <text:p text:style-name="P69"><text:span text:style-name="T17">username</text:span>: stringa di lunghezza variabile (massimo 100 caratteri) contenente il nome dell’utente</text:p>
        </text:list-item>
        <text:list-item>
          <text:p text:style-name="P69"><text:span text:style-name="T17">password</text:span>: stringa di lunghezza fissa (128 caratteri) contenente la password criptata con l’algoritmo sha512</text:p>
        </text:list-item>
        <text:list-item>
          <text:p text:style-name="P69"><text:span text:style-name="T17">salt</text:span>: è un numero generato casualmente quando l’utente viene registrato, poi viene concatenato alla password, criptato con algoritmo sha512 e salvato nella tabella. Ciò rende più sicuro il database da attacchi per recuperare la password</text:p>
        </text:list-item>
        <text:list-item>
          <text:p text:style-name="P69"><text:soft-page-break/><text:span text:style-name="T17">level</text:span>: indica il livello amministrativo di cui gode l’utente. È un intero che va da 0 a 2: 0 equivale ad un amministratore, 1 ad un operatore e 2 ad un partner.</text:p>
        </text:list-item>
        <text:list-item>
          <text:p text:style-name="P95">bet_society_id<text:span text:style-name="T51">: </text:span><text:span text:style-name="T52">referenzia la società di scommesse a cui appartiene l’utente, nel caso si tratti di un partner (livello 2), altrimenti è lasciato null.</text:span></text:p>
        </text:list-item>
      </text:list>
      <text:p text:style-name="P10"/>
      <text:p text:style-name="P10"/>
      <text:p text:style-name="P10"/>
      <text:p text:style-name="P96"/>
      <text:p text:style-name="P96"/>
      <text:p text:style-name="P48"><text:span text:style-name="T34">- c</text:span>urrency</text:p>
      <text:p text:style-name="P12"/>
      <text:p text:style-name="P12">Contiene dati relativi alla valuta delle scommesse.</text:p>
      <text:p text:style-name="P12"/>
      <text:p text:style-name="P12">Codice per la realizzazione:</text:p>
      <text:p text:style-name="P12"/>
      <text:p text:style-name="P12"><text:span text:style-name="T3">create table </text:span><text:span text:style-name="T6">currency(</text:span><text:line-break/><text:span text:style-name="T6"> <text:s/></text:span><text:span text:style-name="T10">code </text:span><text:span text:style-name="T3">char</text:span><text:span text:style-name="T6">(</text:span><text:span text:style-name="T15">3</text:span><text:span text:style-name="T6">) </text:span><text:span text:style-name="T3">not null primary key</text:span><text:line-break/><text:span text:style-name="T6">)</text:span><text:span text:style-name="T3">;</text:span></text:p>
      <text:p text:style-name="P12"><text:span text:style-name="T3"/></text:p>
      <text:p text:style-name="P12"/>
      <text:p text:style-name="P13"/>
      <text:p text:style-name="P13">Contiene 2 campi:</text:p>
      <text:list xml:id="list1752876416" text:style-name="L5">
        <text:list-item>
          <text:p text:style-name="P72"><text:span text:style-name="T17">code</text:span>: stringa di lunghezza fissa (3 caratteri) <text:s/>che contiene il codice univoco per ogni valuta, <text:s text:c="4"/><text:tab/><text:span text:style-name="T53">utilizzata come chiave primaria</text:span>.</text:p>
        </text:list-item>
      </text:list>
      <text:p text:style-name="P12"/>
      <text:p text:style-name="P12"/>
      <text:p text:style-name="P48"><text:span text:style-name="T34">- m</text:span>atch</text:p>
      <text:p text:style-name="P12"/>
      <text:p text:style-name="P12">Contiene dati relativi ai match svolti.</text:p>
      <text:p text:style-name="P12"/>
      <text:p text:style-name="P12">Codice per la realizzazione:</text:p>
      <text:p text:style-name="P12"/>
      <text:p text:style-name="P77"><text:span text:style-name="T3">create table match</text:span><text:span text:style-name="T6">(</text:span><text:line-break/><text:span text:style-name="T6"> <text:s/></text:span><text:span text:style-name="T10">id </text:span><text:span text:style-name="T3">serial primary key not null ,</text:span><text:line-break/><text:span text:style-name="T3"> <text:s/></text:span><text:span text:style-name="T10">home_team_id </text:span><text:span text:style-name="T3">int references </text:span><text:span text:style-name="T6">team(</text:span><text:span text:style-name="T10">id</text:span><text:span text:style-name="T6">) </text:span><text:span text:style-name="T3">on update cascade on delete no action ,</text:span><text:line-break/><text:span text:style-name="T3"> <text:s/></text:span><text:span text:style-name="T10">away_team_id </text:span><text:span text:style-name="T3">int references </text:span><text:span text:style-name="T6">team(</text:span><text:span text:style-name="T10">id</text:span><text:span text:style-name="T6">) </text:span><text:span text:style-name="T3">on update cascade on delete no action ,</text:span><text:line-break/><text:span text:style-name="T3"> <text:s/></text:span><text:span text:style-name="T10">season </text:span><text:span text:style-name="T3">int not null default </text:span><text:span text:style-name="T37">extract</text:span><text:span text:style-name="T6">(</text:span><text:span text:style-name="T3">year from </text:span><text:span text:style-name="T37">now</text:span><text:span text:style-name="T6">())</text:span><text:span text:style-name="T3">,</text:span><text:line-break/><text:span text:style-name="T3"> <text:s/></text:span><text:span text:style-name="T10">stage </text:span><text:span text:style-name="T3">int not null ,</text:span><text:line-break/><text:span text:style-name="T3"> <text:s/></text:span><text:span text:style-name="T10">date </text:span><text:span text:style-name="T3">timestamp not null ,</text:span><text:line-break/><text:span text:style-name="T3"> <text:s/></text:span><text:span text:style-name="T10">a_team_goal </text:span><text:span text:style-name="T3">int not null default </text:span><text:span text:style-name="T15">0</text:span><text:span text:style-name="T3">,</text:span><text:line-break/><text:span text:style-name="T3"> <text:s/></text:span><text:span text:style-name="T10">h_team_goal </text:span><text:span text:style-name="T3">int not null default </text:span><text:span text:style-name="T15">0</text:span><text:span text:style-name="T3">,</text:span><text:line-break/><text:span text:style-name="T3"> <text:s/></text:span><text:span text:style-name="T10">league_id </text:span><text:span text:style-name="T3">int references </text:span><text:span text:style-name="T6">league(</text:span><text:span text:style-name="T10">id</text:span><text:span text:style-name="T6">) </text:span><text:span text:style-name="T3">on update cascade on delete set null ,</text:span><text:line-break/><text:span text:style-name="T3"> <text:s/></text:span><text:span text:style-name="T10">country_id </text:span><text:span text:style-name="T3">int not null references </text:span><text:span text:style-name="T6">country(</text:span><text:span text:style-name="T10">id</text:span><text:span text:style-name="T6">) </text:span><text:span text:style-name="T3">on update cascade on delete set null ,</text:span><text:line-break/><text:span text:style-name="T3"> <text:s/></text:span><text:span text:style-name="T10">operator_id </text:span><text:span text:style-name="T3">int not null references </text:span><text:span text:style-name="T6">users(</text:span><text:span text:style-name="T10">id</text:span><text:span text:style-name="T6">) </text:span><text:span text:style-name="T3">on update cascade on delete no action ,</text:span><text:line-break/><text:span text:style-name="T3"> <text:s/>unique </text:span><text:span text:style-name="T6">(</text:span><text:span text:style-name="T10">date</text:span><text:span text:style-name="T3">,</text:span><text:span text:style-name="T10">league_id</text:span><text:span text:style-name="T3">,</text:span><text:span text:style-name="T10">country_id</text:span><text:span text:style-name="T3">,</text:span><text:span text:style-name="T10">home_team_id</text:span><text:span text:style-name="T3">,</text:span><text:span text:style-name="T10">away_team_id</text:span><text:span text:style-name="T3">,</text:span><text:span text:style-name="T10">stage</text:span><text:span text:style-name="T6">)</text:span><text:span text:style-name="T3">,</text:span><text:line-break/><text:span text:style-name="T3"> <text:s/>check </text:span><text:span text:style-name="T6">( </text:span><text:span text:style-name="T10">home_team_id </text:span><text:span text:style-name="T6">&lt;&gt; </text:span><text:span text:style-name="T10">away_team_id </text:span><text:span text:style-name="T6">)</text:span><text:span text:style-name="T3">,</text:span><text:line-break/><text:span text:style-name="T3"> <text:s/>check </text:span><text:span text:style-name="T6">( </text:span><text:span text:style-name="T10">a_team_goal </text:span><text:span text:style-name="T6">&gt;= </text:span><text:span text:style-name="T15">0 </text:span><text:span text:style-name="T6">)</text:span><text:span text:style-name="T3">,</text:span><text:line-break/><text:span text:style-name="T3"> <text:s/>check </text:span><text:span text:style-name="T6">( </text:span><text:span text:style-name="T10">h_team_goal </text:span><text:span text:style-name="T6">&gt;= </text:span><text:span text:style-name="T15">0 </text:span><text:span text:style-name="T6">)</text:span><text:line-break/><text:span text:style-name="T6">)</text:span><text:span text:style-name="T3">;</text:span></text:p>
      <text:p text:style-name="P77"><text:span text:style-name="T3"/></text:p>
      <text:p text:style-name="P12"/>
      <text:p text:style-name="P12"/>
      <text:p text:style-name="P13"/>
      <text:p text:style-name="P13"><text:soft-page-break/>Contiene i seguenti campi:</text:p>
      <text:list xml:id="list1036657722" text:style-name="L6">
        <text:list-item>
          <text:p text:style-name="P73"><text:span text:style-name="T17">id</text:span>: dato di tipo serial utilizzato come chiave primaria</text:p>
        </text:list-item>
        <text:list-item>
          <text:p text:style-name="P73"><text:span text:style-name="T17">home_team_id</text:span>: chiave esterna che referenzia una tupla della tabella team</text:p>
        </text:list-item>
        <text:list-item>
          <text:p text:style-name="P73"><text:span text:style-name="T17">away_team_id</text:span>: chiave esterna che referenzia una tupla della tabella team</text:p>
        </text:list-item>
        <text:list-item>
          <text:p text:style-name="P73"><text:span text:style-name="T17">season</text:span>: intero che indica l’anno della stagione in cui si è svolto il match</text:p>
        </text:list-item>
        <text:list-item>
          <text:p text:style-name="P73"><text:span text:style-name="T17">stage</text:span>: intero che indica il numero dello stage in cui si è svolto il match</text:p>
        </text:list-item>
        <text:list-item>
          <text:p text:style-name="P73"><text:span text:style-name="T17">date</text:span>: variabile di tipo time che contiene la data e l’ora in cui si è svolto il match</text:p>
        </text:list-item>
        <text:list-item>
          <text:p text:style-name="P73"><text:span text:style-name="T17">a_team_goal</text:span>: intero che contiene il numero di goals effettuati dalla squadra <text:span text:style-name="T23">fuori casa</text:span></text:p>
        </text:list-item>
        <text:list-item>
          <text:p text:style-name="P74"><text:span text:style-name="T17">h_team_goal</text:span>: intero che contiene il numero di goals effettuati dalla squadra <text:span text:style-name="T23">in casa</text:span></text:p>
        </text:list-item>
        <text:list-item>
          <text:p text:style-name="P78"><text:span text:style-name="T17">league_id</text:span>: chiave esterna che referenzia una tupla della tabella league</text:p>
        </text:list-item>
        <text:list-item>
          <text:p text:style-name="P78"><text:span text:style-name="T17">country_id</text:span>: chiave esterna che referenzia una tupla della tabella country</text:p>
        </text:list-item>
        <text:list-item>
          <text:p text:style-name="P78"><text:span text:style-name="T17">operator_id</text:span>: chiave esterna che referenzia una tupla della tabella users</text:p>
        </text:list-item>
      </text:list>
      <text:p text:style-name="P35"/>
      <text:p text:style-name="P35">Notare che viene controllato che la combinazione dei valori date, league_id,country_id siano uniche <text:span text:style-name="T24">in modo da impedire l’inserimento dei dati di uno stesso match più volte.</text:span></text:p>
      <text:p text:style-name="P15">Viene inoltre controllato che l’id della squadra in casa sia diverso da quello della squadra fuori casa, in modo da evitare l’errore di mettere una squadra contro se stessa.</text:p>
      <text:p text:style-name="P14"/>
      <text:p text:style-name="P14"/>
      <text:p text:style-name="P14"/>
      <text:p text:style-name="P49">- <text:span text:style-name="T40">player_attribute</text:span></text:p>
      <text:p text:style-name="P14"/>
      <text:p text:style-name="P41">Contiene dati relativi alle caratteristiche dei giocatori della tabella player nel tempo.</text:p>
      <text:p text:style-name="P41"/>
      <text:p text:style-name="P41">Codice per la creazione:</text:p>
      <text:p text:style-name="P41"/>
      <text:p text:style-name="P41"><text:span text:style-name="T3">create table </text:span><text:span text:style-name="T6">player_attribute(</text:span><text:line-break/><text:span text:style-name="T6"> <text:s text:c="3"/></text:span><text:span text:style-name="T10">player_id </text:span><text:span text:style-name="T3">int not null references </text:span><text:span text:style-name="T6">player(</text:span><text:span text:style-name="T10">id</text:span><text:span text:style-name="T6">) </text:span><text:span text:style-name="T3">on update cascade on delete cascade ,</text:span><text:line-break/><text:span text:style-name="T3"> <text:s text:c="3"/></text:span><text:span text:style-name="T10">date </text:span><text:span text:style-name="T3">timestamp not null,</text:span><text:line-break/><text:span text:style-name="T3"> <text:s text:c="3"/></text:span><text:span text:style-name="T10">name </text:span><text:span text:style-name="T3">varchar</text:span><text:span text:style-name="T6">(</text:span><text:span text:style-name="T15">50</text:span><text:span text:style-name="T6">) </text:span><text:span text:style-name="T3">not null,</text:span><text:line-break/><text:span text:style-name="T3"> <text:s text:c="3"/></text:span><text:span text:style-name="T10">val </text:span><text:span text:style-name="T3">int not null,</text:span><text:line-break/><text:span text:style-name="T3"> <text:s text:c="3"/>unique </text:span><text:span text:style-name="T6">(</text:span><text:span text:style-name="T10">player_id</text:span><text:span text:style-name="T3">,</text:span><text:span text:style-name="T10">date</text:span><text:span text:style-name="T3">,</text:span><text:span text:style-name="T10">name</text:span><text:span text:style-name="T6">)</text:span><text:line-break/><text:span text:style-name="T6">)</text:span><text:span text:style-name="T3">;</text:span></text:p>
      <text:p text:style-name="P41"><text:span text:style-name="T3"/></text:p>
      <text:p text:style-name="P56"/>
      <text:p text:style-name="P41"><text:span text:style-name="T54">Contiene i seguenti campi</text:span>:</text:p>
      <text:list xml:id="list3155215351" text:style-name="L7">
        <text:list-item>
          <text:p text:style-name="P79"><text:span text:style-name="T17">player_id</text:span>: chiave esterna che referenzia una tupla della tabella player</text:p>
        </text:list-item>
        <text:list-item>
          <text:p text:style-name="P79"><text:span text:style-name="T17">date</text:span>: campo ti tipo timestamp che contiene la data e l’ora della registrazione dei dati.</text:p>
        </text:list-item>
        <text:list-item>
          <text:p text:style-name="P79"><text:span text:style-name="T19">name</text:span>: <text:span text:style-name="T54">stringa di lunghezza variabile (massimo 50 caratteri) che contiene il nome dell’attributo.</text:span></text:p>
        </text:list-item>
        <text:list-item>
          <text:p text:style-name="P97"><text:span text:style-name="T17">val</text:span>: intero che contiene il valore dell’attributo. <text:span text:style-name="T55">Alcuni attributi presenti nel file csv non sono <text:s text:c="5"/>numerici, ma contengono stringhe. La conversione a valori interi è affidata alla pagina php che si occupa dell’importazione del file.</text:span></text:p>
        </text:list-item>
      </text:list>
      <text:p text:style-name="P41"/>
      <text:p text:style-name="P42">Come chiave primaria sono utilizzati i campi <text:span text:style-name="T30">player_id</text:span> e <text:span text:style-name="T30">date</text:span>, in quanto non possono esistere 2 o più <text:span text:style-name="T41">tuple riferite allo</text:span> stesso giocatore nello stesso esatto momento.</text:p>
      <text:p text:style-name="P41"/>
      <text:p text:style-name="P14"/>
      <text:p text:style-name="P14"/>
      <text:p text:style-name="P49"/>
      <text:p text:style-name="P49"/>
      <text:p text:style-name="P49"><text:soft-page-break/><text:span text:style-name="T34">- b</text:span>et_society</text:p>
      <text:p text:style-name="P14"/>
      <text:p text:style-name="P14">Contiene dati relativi alle aziende di scommesse.</text:p>
      <text:p text:style-name="P14"/>
      <text:p text:style-name="P14">Codice per la realizzazione:</text:p>
      <text:p text:style-name="P14"/>
      <text:p text:style-name="P14"><text:span text:style-name="T3">create table </text:span><text:span text:style-name="T6">bet_society(</text:span><text:line-break/><text:span text:style-name="T6"> <text:s text:c="3"/></text:span><text:span text:style-name="T10">id </text:span><text:span text:style-name="T3">serial primary key not null ,</text:span><text:line-break/><text:span text:style-name="T3"> <text:s text:c="3"/></text:span><text:span text:style-name="T10">short_name </text:span><text:span text:style-name="T3">varchar</text:span><text:span text:style-name="T6">(</text:span><text:span text:style-name="T15">10</text:span><text:span text:style-name="T6">) </text:span><text:span text:style-name="T3">not null ,</text:span><text:line-break/><text:span text:style-name="T3"> <text:s text:c="3"/></text:span><text:span text:style-name="T10">long_name </text:span><text:span text:style-name="T3">varchar</text:span><text:span text:style-name="T6">(</text:span><text:span text:style-name="T15">100</text:span><text:span text:style-name="T6">) </text:span><text:span text:style-name="T3">not null</text:span><text:line-break/><text:span text:style-name="T6">)</text:span><text:span text:style-name="T3">;</text:span></text:p>
      <text:p text:style-name="P14"><text:span text:style-name="T3"/></text:p>
      <text:p text:style-name="P14"/>
      <text:p text:style-name="P14">Contiene 3 campi:</text:p>
      <text:list xml:id="list3236936540" text:style-name="L8">
        <text:list-item>
          <text:p text:style-name="P81"><text:span text:style-name="T17">id</text:span>: dato di tipo serial utilizzato come chiave primaria</text:p>
        </text:list-item>
        <text:list-item>
          <text:p text:style-name="P81"><text:span text:style-name="T17">short_name</text:span>: stringa di lunghezza variabile (massimo 10 caratteri) che contiene l’abbreviazione del nome dell’azienda</text:p>
        </text:list-item>
        <text:list-item>
          <text:p text:style-name="P81"><text:span text:style-name="T17">long_name</text:span>: stringa di lunghezza variabile (massimo 100 caratteri) che contiene il nome completo dell’azienda</text:p>
        </text:list-item>
      </text:list>
      <text:p text:style-name="P14"/>
      <text:p text:style-name="P14"/>
      <text:p text:style-name="P14"/>
      <text:p text:style-name="P49"><text:span text:style-name="T34">- b</text:span>ets</text:p>
      <text:p text:style-name="P14"/>
      <text:p text:style-name="P14">Contiene dati relativi alle scommesse effettuate</text:p>
      <text:p text:style-name="P14"/>
      <text:p text:style-name="P14">Codice per la creazione:</text:p>
      <text:p text:style-name="P14"/>
      <text:p text:style-name="P85"><text:span text:style-name="T3">create table </text:span><text:span text:style-name="T6">bets(</text:span><text:line-break/><text:span text:style-name="T6"> <text:s/></text:span><text:span text:style-name="T10">match_id </text:span><text:span text:style-name="T3">int references match</text:span><text:span text:style-name="T6">(</text:span><text:span text:style-name="T10">id</text:span><text:span text:style-name="T6">) </text:span><text:span text:style-name="T3">on update cascade on delete set null ,</text:span><text:line-break/><text:span text:style-name="T3"> <text:s/></text:span><text:span text:style-name="T10">partner_id </text:span><text:span text:style-name="T3">int not null references </text:span><text:span text:style-name="T6">users(</text:span><text:span text:style-name="T10">id</text:span><text:span text:style-name="T6">) </text:span><text:span text:style-name="T3">on update cascade on delete no action ,</text:span><text:line-break/><text:span text:style-name="T3"> <text:s/></text:span><text:span text:style-name="T10">bet </text:span><text:span text:style-name="T3">bet_domain ,</text:span><text:line-break/><text:span text:style-name="T3"> <text:s/></text:span><text:span text:style-name="T10">value </text:span><text:span text:style-name="T3">numeric not null default </text:span><text:span text:style-name="T15">0</text:span><text:span text:style-name="T3">,</text:span><text:line-break/><text:span text:style-name="T3"> <text:s/></text:span><text:span text:style-name="T10">currency_id </text:span><text:span text:style-name="T3">char</text:span><text:span text:style-name="T6">(</text:span><text:span text:style-name="T15">3</text:span><text:span text:style-name="T6">) </text:span><text:span text:style-name="T3">not null references </text:span><text:span text:style-name="T6">currency(</text:span><text:span text:style-name="T10">code</text:span><text:span text:style-name="T6">)</text:span><text:span text:style-name="T3">,</text:span></text:p>
      <text:p text:style-name="P85"><text:line-break/><text:span text:style-name="T3"> <text:s/>primary key </text:span><text:span text:style-name="T6">(</text:span><text:span text:style-name="T10">match_id</text:span><text:span text:style-name="T3">,</text:span><text:span text:style-name="T10">partner_id</text:span><text:span text:style-name="T3">,</text:span><text:span text:style-name="T10">bet</text:span><text:span text:style-name="T3">,</text:span><text:span text:style-name="T10">currency_id</text:span><text:span text:style-name="T6">)</text:span><text:line-break/><text:span text:style-name="T6">)</text:span><text:span text:style-name="T3">;</text:span></text:p>
      <text:p text:style-name="P84"><text:span text:style-name="T3"/></text:p>
      <text:p text:style-name="P14"/>
      <text:p text:style-name="P14"/>
      <text:p text:style-name="P15">Contiene i seguenti campi:</text:p>
      <text:list xml:id="list3254399789" text:style-name="L9">
        <text:list-item>
          <text:p text:style-name="P82"><text:span text:style-name="T17">match_id</text:span>: chiave esterna che referenzia una tupla della tabella match</text:p>
        </text:list-item>
        <text:list-item>
          <text:p text:style-name="P82"><text:span text:style-name="T17">society_id</text:span>: chiave esterna che referenzia una tupla della tabella bet_society</text:p>
        </text:list-item>
        <text:list-item>
          <text:p text:style-name="P82"><text:span text:style-name="T17">partner_id</text:span>: chiave esterna che referenzia una tupla della tabella users</text:p>
        </text:list-item>
        <text:list-item>
          <text:p text:style-name="P82"><text:span text:style-name="T17">bet</text:span>: stringa di 1 carattere che indica su quale risultato della partita la scommessa è valida. Può <text:s text:c="23"/>essere ‘a’ nel caso valga per la vincita della squadra fuori casa, ‘h’ nel caso valga per la vincita della squadra in casa e ‘d’ nel caso valga per il pareggio</text:p>
        </text:list-item>
        <text:list-item>
          <text:p text:style-name="P82"><text:span text:style-name="T17">value</text:span>: variabile di tipo numeric che indica la quantità di denaro puntata</text:p>
        </text:list-item>
        <text:list-item>
          <text:p text:style-name="P82"><text:span text:style-name="T17">currency_id</text:span>: chiave esterna che referenzia una tupla della tabella currency</text:p>
        </text:list-item>
      </text:list>
      <text:p text:style-name="P14"/>
      <text:p text:style-name="P15"><text:soft-page-break/>Notare che i <text:span text:style-name="T44">campi</text:span> <text:span text:style-name="T30">match_id</text:span>, <text:span text:style-name="T56">partner</text:span><text:span text:style-name="T30">_id,bet </text:span><text:span text:style-name="T32">e currency_id</text:span> sono utilizzati come chiave primaria, in quanto non possono esistere più combinazioni uguali di tali <text:span text:style-name="T27">dati (altrimenti la stessa società, per esempio, potrebbe puntare più volte per il pareggio di uno stesso match).</text:span></text:p>
      <text:p text:style-name="P14"/>
      <text:p text:style-name="P14"/>
      <text:p text:style-name="P14"/>
      <text:p text:style-name="P50"><text:span text:style-name="T34">- initial_formation</text:span></text:p>
      <text:p text:style-name="P17"/>
      <text:p text:style-name="P17">Contiene dati relativi alla <text:span text:style-name="T56">formazione iniziale</text:span> di un team.</text:p>
      <text:p text:style-name="P17"/>
      <text:p text:style-name="P37">Codice per la creazione:</text:p>
      <text:p text:style-name="P36"/>
      <text:p text:style-name="P36"><text:span text:style-name="T3">create table </text:span><text:span text:style-name="T6">initial_formation(</text:span><text:line-break/><text:span text:style-name="T6"> <text:s/></text:span><text:span text:style-name="T10">match_id </text:span><text:span text:style-name="T3">int not null references match</text:span><text:span text:style-name="T6">(</text:span><text:span text:style-name="T10">id</text:span><text:span text:style-name="T6">) </text:span><text:span text:style-name="T3">on update cascade on delete cascade ,</text:span><text:line-break/><text:span text:style-name="T3"> <text:s/></text:span><text:span text:style-name="T10">player_id </text:span><text:span text:style-name="T3">int references </text:span><text:span text:style-name="T6">player(</text:span><text:span text:style-name="T10">id</text:span><text:span text:style-name="T6">) </text:span><text:span text:style-name="T3">on update cascade on delete set null,</text:span><text:line-break/><text:span text:style-name="T3"> <text:s/>unique </text:span><text:span text:style-name="T6">(</text:span><text:span text:style-name="T10">match_id</text:span><text:span text:style-name="T3">,</text:span><text:span text:style-name="T10">player_id</text:span><text:span text:style-name="T6">)</text:span><text:line-break/><text:span text:style-name="T6">)</text:span><text:span text:style-name="T3">;</text:span></text:p>
      <text:p text:style-name="P36"><text:span text:style-name="T3"/></text:p>
      <text:p text:style-name="P36"/>
      <text:p text:style-name="P36"/>
      <text:p text:style-name="P37">Contiene i seguenti campi:</text:p>
      <text:list xml:id="list2368994186" text:style-name="L10">
        <text:list-item>
          <text:p text:style-name="P86"><text:span text:style-name="T20">match_id</text:span>: <text:span text:style-name="T56">l’id che referenzia il match</text:span>.//<text:span text:style-name="T56">toto: sistemare</text:span></text:p>
        </text:list-item>
        <text:list-item>
          <text:p text:style-name="P86"><text:span text:style-name="T20">player</text:span><text:span text:style-name="T17">_id</text:span>: chiave esterna che referenzia una tupla della tabella <text:span text:style-name="T56">player</text:span>.</text:p>
        </text:list-item>
      </text:list>
      <text:p text:style-name="P17"/>
      <text:p text:style-name="P17"/>
      <text:p text:style-name="P17"/>
      <text:p text:style-name="P50">- <text:span text:style-name="T36">participation</text:span></text:p>
      <text:p text:style-name="P17"/>
      <text:p text:style-name="P37">Contiene dati relativi al raggruppamento in squadre dei vari giocatori in diversi lassi di tempo.</text:p>
      <text:p text:style-name="P37"/>
      <text:p text:style-name="P37">Codice per la creazione:</text:p>
      <text:p text:style-name="P36"/>
      <text:p text:style-name="P36"><text:span text:style-name="T1">create table </text:span><text:span text:style-name="T6">participation(</text:span><text:line-break/><text:span text:style-name="T6"><text:tab/></text:span><text:span text:style-name="T13">configuration </text:span><text:span text:style-name="T1">timestamp not null references </text:span><text:span text:style-name="T6">team_configuration(</text:span><text:span text:style-name="T10">configuration_time</text:span><text:span text:style-name="T6">) <text:s text:c="4"/><text:tab/></text:span><text:span text:style-name="T1">on update cascade on delete cascade </text:span><text:span text:style-name="T3">,</text:span><text:line-break/><text:span text:style-name="T3"><text:tab/></text:span><text:span text:style-name="T10">player_id </text:span><text:span text:style-name="T1">int not null references </text:span><text:span text:style-name="T6">player(</text:span><text:span text:style-name="T10">id</text:span><text:span text:style-name="T6">) </text:span><text:span text:style-name="T1">on update cascade on delete cascade,</text:span></text:p>
      <text:p text:style-name="P57"/>
      <text:p text:style-name="P40"><text:span text:style-name="T2"><text:tab/>unique </text:span><text:span text:style-name="T8">(</text:span><text:span text:style-name="T14">configuration</text:span><text:span text:style-name="T4">,</text:span><text:span text:style-name="T11">player_id</text:span><text:span text:style-name="T8">)</text:span><text:span text:style-name="T36"><text:line-break/></text:span><text:span text:style-name="T8">)</text:span><text:span text:style-name="T4">;</text:span></text:p>
      <text:p text:style-name="P36"/>
      <text:p text:style-name="P17"/>
      <text:p text:style-name="P37">Contiene i seguenti campi:</text:p>
      <text:p text:style-name="P37"/>
      <text:list xml:id="list2357793684" text:style-name="L11">
        <text:list-item>
          <text:p text:style-name="P87"><text:span text:style-name="T17">configuration</text:span>: chiave esterna che referenzia una tupla della tabella team_configuration.</text:p>
        </text:list-item>
        <text:list-item>
          <text:p text:style-name="P87"><text:span text:style-name="T17">player_id</text:span>: chiave esterna che referenzia una tupla della tabella player.</text:p>
        </text:list-item>
      </text:list>
      <text:p text:style-name="P17"/>
      <text:p text:style-name="P51">- partner_society</text:p>
      <text:p text:style-name="P39"/>
      <text:p text:style-name="P39">Contiene dati relativi all’appartenenza di un utente di livello 2 (tipo partner) ad una specifica società di scommesse.</text:p>
      <text:p text:style-name="P39"/>
      <text:p text:style-name="P39"><text:soft-page-break/>Codice per la creazione:</text:p>
      <text:p text:style-name="P38"/>
      <text:p text:style-name="P38"><text:span text:style-name="T1">create table </text:span><text:span text:style-name="T6">partner_society(</text:span><text:line-break/><text:span text:style-name="T6"><text:tab/></text:span><text:span text:style-name="T10">partner_id </text:span><text:span text:style-name="T1">int unique not null references </text:span><text:span text:style-name="T6">users(</text:span><text:span text:style-name="T10">id</text:span><text:span text:style-name="T6">)</text:span><text:span text:style-name="T3">,</text:span><text:line-break/><text:span text:style-name="T3"> <text:s text:c="6"/></text:span><text:span text:style-name="T10">society_id </text:span><text:span text:style-name="T1">int not null references </text:span><text:span text:style-name="T6">bet_society(</text:span><text:span text:style-name="T10">id</text:span><text:span text:style-name="T6">)</text:span><text:line-break/><text:span text:style-name="T6">)</text:span><text:span text:style-name="T3">;</text:span></text:p>
      <text:p text:style-name="P38"/>
      <text:p text:style-name="P16"/>
      <text:p text:style-name="P39">Contiene i seguenti campi:</text:p>
      <text:p text:style-name="P39"/>
      <text:list xml:id="list3816471661" text:style-name="L12">
        <text:list-item>
          <text:p text:style-name="P89"><text:span text:style-name="T17">partner_id</text:span>: chiave esterna che referenzia una tupla della tabella users. Notare che, siccome un partner può far parte di un’unica società, gli è associato l’attributo unique, in modo che un id possa comparire una sola volta in tutta la colonna.</text:p>
        </text:list-item>
        <text:list-item>
          <text:p text:style-name="P89"><text:span text:style-name="T17">society_id</text:span>: chiave esterna che referenzia una tupla della tabella bet_society.</text:p>
        </text:list-item>
      </text:list>
      <text:p text:style-name="P17"/>
      <text:p text:style-name="P17"/>
      <text:p text:style-name="P17"/>
      <text:p text:style-name="P50">- <text:span text:style-name="T39">login_attempt</text:span></text:p>
      <text:p text:style-name="P17"/>
      <text:p text:style-name="P39">Contiene dati relativi ai tentativi falliti di login da parte degli utenti della tabella users.</text:p>
      <text:p text:style-name="P39"/>
      <text:p text:style-name="P39">Codice per la creazione:</text:p>
      <text:p text:style-name="P38"/>
      <text:p text:style-name="P38"><text:span text:style-name="T1">create table </text:span><text:span text:style-name="T6">login_attempt(</text:span><text:line-break/><text:span text:style-name="T6"> <text:s/></text:span><text:span text:style-name="T10">user_id </text:span><text:span text:style-name="T1">int not null references </text:span><text:span text:style-name="T6">users(</text:span><text:span text:style-name="T10">id</text:span><text:span text:style-name="T6">) </text:span><text:span text:style-name="T1">on update cascade on delete cascade </text:span><text:span text:style-name="T3">,</text:span><text:line-break/><text:span text:style-name="T3"> <text:s/></text:span><text:span text:style-name="T13">time </text:span><text:span text:style-name="T1">varchar</text:span><text:span text:style-name="T6">(</text:span><text:span text:style-name="T15">30</text:span><text:span text:style-name="T6">) </text:span><text:span text:style-name="T1">not null</text:span><text:line-break/><text:span text:style-name="T6">)</text:span><text:span text:style-name="T3">;</text:span></text:p>
      <text:p text:style-name="P38"/>
      <text:p text:style-name="P16"/>
      <text:p text:style-name="P39">Contiene i seguenti campi:</text:p>
      <text:p text:style-name="P39"/>
      <text:list xml:id="list3390935493" text:style-name="L13">
        <text:list-item>
          <text:p text:style-name="P90"><text:span text:style-name="T17">user_id</text:span>: chiave esterna che referenzia una tupla della tabella users</text:p>
        </text:list-item>
        <text:list-item>
          <text:p text:style-name="P90"><text:span text:style-name="T17">time</text:span>: stringa di lunghezza variabile (massimo 30 caratteri) che contiene il timestamp generato da PHP durante il login fallito.</text:p>
        </text:list-item>
      </text:list>
      <text:p text:style-name="P16"/>
      <text:p text:style-name="P16"/>
      <text:p text:style-name="P16"/>
      <text:p text:style-name="P16"/>
      <text:p text:style-name="P30"/>
      <text:p text:style-name="P30"/>
      <text:p text:style-name="P30">Utenti</text:p>
      <text:p text:style-name="P43"/>
      <text:p text:style-name="P21">Per questo database sono stati creati 4 utenti, <text:span text:style-name="T33">ognuno con diversi scopi e permessi su differenti tabelle. Le password sono state scelte appositamente lunghe e complesse, in modo da risultare più difficile un eventuale tentativo di intrusione. </text:span></text:p>
      <text:p text:style-name="P21"/>
      <text:p text:style-name="P21"/>
      <text:p text:style-name="P55">- login_user</text:p>
      <text:p text:style-name="P21"/>
      <text:p text:style-name="P24"><text:soft-page-break/>Questo utente serve unicamente per il login o la registrazione degli utenti.</text:p>
      <text:p text:style-name="P21"/>
      <text:p text:style-name="P21">Codice per la creazione:</text:p>
      <text:p text:style-name="P21"/>
      <text:p text:style-name="P19"><text:span text:style-name="T1">create user </text:span><text:span text:style-name="T6">login_user </text:span><text:span text:style-name="T1">with encrypted password </text:span><text:span text:style-name="T25">'rH4KJz5Es2ex7QUqvVntMjSM'</text:span><text:span text:style-name="T3">;</text:span><text:line-break/><text:span text:style-name="T1">grant select</text:span><text:span text:style-name="T3">,</text:span><text:span text:style-name="T1">insert on </text:span><text:span text:style-name="T6">users</text:span><text:span text:style-name="T3">,</text:span><text:span text:style-name="T6">login_attempt </text:span><text:span text:style-name="T1">to </text:span><text:span text:style-name="T6">login_user</text:span><text:span text:style-name="T3">;</text:span><text:line-break/><text:span text:style-name="T1">grant select on </text:span><text:span text:style-name="T6">bet_society </text:span><text:span text:style-name="T1">to </text:span><text:span text:style-name="T6">login_user</text:span><text:span text:style-name="T3">;</text:span><text:line-break/><text:span text:style-name="T1">grant select</text:span><text:span text:style-name="T3">,</text:span><text:span text:style-name="T1">usage on sequence </text:span><text:span text:style-name="T6">users_id_seq </text:span><text:span text:style-name="T1">to </text:span><text:span text:style-name="T6">login_user</text:span><text:span text:style-name="T3">;</text:span></text:p>
      <text:p text:style-name="P19"/>
      <text:p text:style-name="P23"/>
      <text:p text:style-name="P24">ha permessi di select e insert sulle tabelle users (per la registrazione) e login_attempt. Quest’u<text:span text:style-name="T47">ltima</text:span> serve come difesa contro attacchi di bruteforce: ogni tentativo di login fallito viene salvato qui, e se ce ne sono più di 5 in meno di un’ora, l’utente viene bloccato.</text:p>
      <text:p text:style-name="P24"/>
      <text:p text:style-name="P27">Ha inoltre permessi di select sulla tabella bet_society, in modo che se un nuovo utente di tipo partner viene registrato, può essere associato ad una società di scommesse.</text:p>
      <text:p text:style-name="P27"/>
      <text:p text:style-name="P27">In particolare va osservato l’ultimo comando: esso permette di usufruire della sequenza id della tabella users.</text:p>
      <text:p text:style-name="P25"/>
      <text:p text:style-name="P25"/>
      <text:p text:style-name="P25"/>
      <text:p text:style-name="P54">- <text:span text:style-name="T35">a</text:span>mministratore</text:p>
      <text:p text:style-name="P25"/>
      <text:p text:style-name="P25">Codice per la creazione:</text:p>
      <text:p text:style-name="P25"/>
      <text:p text:style-name="P26"><text:span text:style-name="T1">create user </text:span><text:span text:style-name="T6">amministratore </text:span><text:span text:style-name="T1">with encrypted password </text:span><text:span text:style-name="T25">'V4Nb3Vy4QJHmgGL9bj7Npds9'</text:span><text:span text:style-name="T3">;</text:span><text:line-break/><text:span text:style-name="T1">grant all privileges on </text:span><text:span text:style-name="T6">player_attribute</text:span><text:span text:style-name="T3">,</text:span><text:span text:style-name="T6">team_configuration</text:span><text:span text:style-name="T3">,</text:span><text:span text:style-name="T6">team</text:span><text:span text:style-name="T3">,</text:span><text:span text:style-name="T6">player</text:span><text:span text:style-name="T3">,</text:span><text:span text:style-name="T6">league</text:span><text:span text:style-name="T3">,</text:span><text:span text:style-name="T1">match </text:span></text:p>
      <text:p text:style-name="P26"><text:span text:style-name="T1">to </text:span><text:span text:style-name="T6">Amministratore</text:span><text:span text:style-name="T3">;</text:span></text:p>
      <text:p text:style-name="P25"/>
      <text:p text:style-name="P27">Questo utente ha tutti i privilegi sulle tabelle player_attribute, team_configuration, team, player e league, in quanto può gestire gli attributi dei giocatori e i giocatori stessi, le squadre e le league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3">- <text:span text:style-name="T35">o</text:span>peratore</text:p>
      <text:p text:style-name="P27"/>
      <text:p text:style-name="P27">Codice per la creazione:</text:p>
      <text:p text:style-name="P25"/>
      <text:p text:style-name="P25"><text:span text:style-name="T1">create user </text:span><text:span text:style-name="T6">operatore </text:span><text:span text:style-name="T1">with encrypted password </text:span><text:span text:style-name="T25">'P4pj92v5Gk7sDk8NaWaNTK2h'</text:span><text:span text:style-name="T3">;</text:span><text:line-break/><text:span text:style-name="T1">grant insert</text:span><text:span text:style-name="T3">,</text:span><text:span text:style-name="T1">update</text:span><text:span text:style-name="T3">,</text:span><text:span text:style-name="T1">delete on match to </text:span><text:span text:style-name="T6">Operatore</text:span><text:span text:style-name="T3">;</text:span></text:p>
      <text:p text:style-name="P25"/>
      <text:p text:style-name="P27">Questo utente <text:span text:style-name="T29">ha privilegi di insert, update e delete sulla tabella match.</text:span></text:p>
      <text:p text:style-name="P27"/>
      <text:p text:style-name="P29"/>
      <text:p text:style-name="P29"><text:soft-page-break/></text:p>
      <text:p text:style-name="P52">- <text:span text:style-name="T35">p</text:span>artner</text:p>
      <text:p text:style-name="P29"/>
      <text:p text:style-name="P29">Codice per la creazione:</text:p>
      <text:p text:style-name="P28"/>
      <text:p text:style-name="P28"><text:span text:style-name="T1">create user </text:span><text:span text:style-name="T6">partner </text:span><text:span text:style-name="T1">with encrypted password </text:span><text:span text:style-name="T25">'sL3FBmAxjFYnjsgBBN4HV8UF'</text:span><text:span text:style-name="T3">;</text:span><text:line-break/><text:span text:style-name="T1">grant insert</text:span><text:span text:style-name="T3">,</text:span><text:span text:style-name="T1">update</text:span><text:span text:style-name="T3">,</text:span><text:span text:style-name="T1">delete on </text:span><text:span text:style-name="T6">bets </text:span><text:span text:style-name="T1">to </text:span><text:span text:style-name="T6">Partner</text:span><text:span text:style-name="T3">;</text:span></text:p>
      <text:p text:style-name="P28"/>
      <text:p text:style-name="P29">Questo utente ha privilegi <text:span text:style-name="T45">d</text:span>i insert, update e delete sulla tabella bets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3">Funzio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3:11:52.879856557</meta:creation-date>
    <dc:date>2019-12-30T00:20:15.182581476</dc:date>
    <meta:editing-duration>PT10H53M49S</meta:editing-duration>
    <meta:editing-cycles>29</meta:editing-cycles>
    <meta:generator>LibreOffice/6.2.8.2$Linux_X86_64 LibreOffice_project/20$Build-2</meta:generator>
    <dc:creator>andrea ranalli</dc:creator>
    <meta:document-statistic meta:table-count="0" meta:image-count="0" meta:object-count="0" meta:page-count="11" meta:paragraph-count="152" meta:word-count="1998" meta:character-count="13303" meta:non-whitespace-character-count="11221"/>
  </office:meta>
</office:document-meta>
</file>